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">
      <style:table-properties style:width="16.995cm" style:page-number="auto" table:align="left"/>
    </style:style>
    <style:style style:name="Tabella1.A" style:family="table-column">
      <style:table-column-properties style:column-width="8.498cm"/>
    </style:style>
    <style:style style:name="Tabella1.B" style:family="table-column">
      <style:table-column-properties style:column-width="8.497cm"/>
    </style:style>
    <style:style style:name="Tabella1.1" style:family="table-row">
      <style:table-row-properties style:min-row-height="19.103cm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style:text-blinking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style:text-blinking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paragraph-rsid="0000f0fa" style:text-blinking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4a93da" officeooo:paragraph-rsid="004a93da" style:text-blinking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077d4d" officeooo:paragraph-rsid="00077d4d" style:text-blinking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verdana" fo:font-size="8.25pt" fo:letter-spacing="normal" fo:font-style="normal" style:text-underline-style="none" fo:font-weight="normal" officeooo:paragraph-rsid="0000f0fa" style:text-blinking="fals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421cf0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44fee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81e2b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4f1638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50b150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521038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5a717f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5d67d9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5fe8b7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685549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772f76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79a20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7b7f64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7e94db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83f3bf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a130d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9da555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9f6bdc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be95d8"/>
    </style:style>
    <style:style style:name="P27" style:family="paragraph" style:parent-style-name="Standard" style:list-style-name="L1">
      <loext:graphic-properties draw:fill="none"/>
      <style:paragraph-properties fo:margin-left="0cm" fo:margin-right="0cm" fo:orphans="2" fo:widows="2" fo:text-indent="0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85549" officeooo:paragraph-rsid="009c3864"/>
    </style:style>
    <style:style style:name="P28" style:family="paragraph" style:parent-style-name="Standard" style:list-style-name="L1">
      <loext:graphic-properties draw:fill="none"/>
      <style:paragraph-properties fo:margin-left="0cm" fo:margin-right="0cm" fo:orphans="2" fo:widows="2" fo:text-indent="0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c633c" officeooo:paragraph-rsid="009c3864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0b89b10" officeooo:paragraph-rsid="00b89b10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0b92c25" officeooo:paragraph-rsid="00b92c25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0c0ac48" officeooo:paragraph-rsid="00c0ac48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bold" officeooo:paragraph-rsid="004dfb99" style:font-weight-asian="bold" style:font-weight-complex="bold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normal" officeooo:paragraph-rsid="0015d1b0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normal" officeooo:paragraph-rsid="0066280d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normal" officeooo:paragraph-rsid="00689e60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normal" officeooo:paragraph-rsid="007e1db9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bold" officeooo:rsid="0088049e" officeooo:paragraph-rsid="0088049e" style:font-weight-asian="bold" style:font-weight-complex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bold" officeooo:paragraph-rsid="0081ebd1" style:font-weight-asian="bold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4235b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83f3bf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be95d8"/>
    </style:style>
    <style:style style:name="P42" style:family="paragraph" style:parent-style-name="Standard">
      <loext:graphic-properties draw:fill="none"/>
      <style:paragraph-properties fo:orphans="2" fo:widows="2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85549" officeooo:paragraph-rsid="00999235"/>
    </style:style>
    <style:style style:name="P43" style:family="paragraph" style:parent-style-name="Standard">
      <loext:graphic-properties draw:fill="none"/>
      <style:paragraph-properties fo:orphans="2" fo:widows="2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style:text-underline-style="solid" style:text-underline-type="double" style:text-underline-width="auto" style:text-underline-color="font-color" fo:font-weight="normal" officeooo:rsid="00b3b3dd" officeooo:paragraph-rsid="00b3b3dd"/>
    </style:style>
    <style:style style:name="P44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paragraph-rsid="0055efe3"/>
    </style:style>
    <style:style style:name="P45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paragraph-rsid="005826a5"/>
    </style:style>
    <style:style style:name="P46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paragraph-rsid="00521038"/>
    </style:style>
    <style:style style:name="P47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paragraph-rsid="0050b150"/>
    </style:style>
    <style:style style:name="P48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5a717f" officeooo:paragraph-rsid="005a717f"/>
    </style:style>
    <style:style style:name="P49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5bd5f1" officeooo:paragraph-rsid="005bd5f1"/>
    </style:style>
    <style:style style:name="P50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5fe8b7" officeooo:paragraph-rsid="005fe8b7"/>
    </style:style>
    <style:style style:name="P51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06981" officeooo:paragraph-rsid="00606981"/>
    </style:style>
    <style:style style:name="P52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1846f" officeooo:paragraph-rsid="0061846f"/>
    </style:style>
    <style:style style:name="P53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85549" officeooo:paragraph-rsid="00685549"/>
    </style:style>
    <style:style style:name="P54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89e60" officeooo:paragraph-rsid="00689e60"/>
    </style:style>
    <style:style style:name="P55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9bbef" officeooo:paragraph-rsid="0069bbef"/>
    </style:style>
    <style:style style:name="P56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af134" officeooo:paragraph-rsid="006af134"/>
    </style:style>
    <style:style style:name="P57" style:family="paragraph" style:parent-style-name="Standard" style:list-style-name="L1">
      <loext:graphic-properties draw:fill="none"/>
      <style:paragraph-properties fo:margin-left="1.3cm" fo:margin-right="0cm" fo:orphans="2" fo:widows="2" fo:text-indent="-0.3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c633c" officeooo:paragraph-rsid="006c633c"/>
    </style:style>
    <style:style style:name="P58" style:family="paragraph" style:parent-style-name="Standard" style:list-style-name="L1" style:master-page-name="">
      <loext:graphic-properties draw:fill="none"/>
      <style:paragraph-properties fo:margin-left="0cm" fo:margin-right="0cm" fo:orphans="2" fo:widows="2" fo:text-indent="-0.6cm" style:auto-text-indent="false" style:page-number="auto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85549" officeooo:paragraph-rsid="009c3864"/>
    </style:style>
    <style:style style:name="P59" style:family="paragraph" style:parent-style-name="Standard" style:list-style-name="L1">
      <loext:graphic-properties draw:fill="none"/>
      <style:paragraph-properties fo:margin-left="0cm" fo:margin-right="0cm" fo:orphans="2" fo:widows="2" fo:text-indent="-0.6cm" style:auto-text-indent="false" fo:background-color="transparent">
        <style:tab-stops>
          <style:tab-stop style:position="0.504cm"/>
        </style:tab-stops>
      </style:paragraph-properties>
      <style:text-properties fo:font-variant="normal" fo:text-transform="none" fo:color="#000000" style:font-name="verdana" fo:font-size="8.25pt" fo:letter-spacing="normal" fo:font-style="normal" fo:font-weight="normal" officeooo:rsid="00685549" officeooo:paragraph-rsid="009c3864"/>
    </style:style>
    <style:style style:name="T1" style:family="text">
      <style:text-properties fo:font-variant="normal" fo:text-transform="none" fo:color="#000000" style:font-name="verdana" fo:font-size="8.2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color="#000000"/>
    </style:style>
    <style:style style:name="T4" style:family="text">
      <style:text-properties fo:color="#000000" officeooo:rsid="0081ebd1"/>
    </style:style>
    <style:style style:name="T5" style:family="text">
      <style:text-properties fo:color="#000000" officeooo:rsid="0088049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40258" style:font-weight-asian="bold" style:font-weight-complex="bold"/>
    </style:style>
    <style:style style:name="T8" style:family="text">
      <style:text-properties officeooo:rsid="0044feed"/>
    </style:style>
    <style:style style:name="T9" style:family="text">
      <style:text-properties officeooo:rsid="0055efe3"/>
    </style:style>
    <style:style style:name="T10" style:family="text">
      <style:text-properties officeooo:rsid="00565394"/>
    </style:style>
    <style:style style:name="T11" style:family="text">
      <style:text-properties officeooo:rsid="005777d6"/>
    </style:style>
    <style:style style:name="T12" style:family="text">
      <style:text-properties officeooo:rsid="005826a5"/>
    </style:style>
    <style:style style:name="T13" style:family="text">
      <style:text-properties officeooo:rsid="00620bcb"/>
    </style:style>
    <style:style style:name="T14" style:family="text">
      <style:text-properties officeooo:rsid="0064ea48"/>
    </style:style>
    <style:style style:name="T15" style:family="text">
      <style:text-properties officeooo:rsid="00772f76"/>
    </style:style>
    <style:style style:name="T16" style:family="text">
      <style:text-properties officeooo:rsid="0079e8f8"/>
    </style:style>
    <style:style style:name="T17" style:family="text">
      <style:text-properties officeooo:rsid="009ae6ca"/>
    </style:style>
    <style:style style:name="T18" style:family="text">
      <style:text-properties officeooo:rsid="009c3864"/>
    </style:style>
    <style:style style:name="T19" style:family="text">
      <style:text-properties officeooo:rsid="00640258" style:font-weight-asian="normal" style:font-weight-complex="normal"/>
    </style:style>
    <style:style style:name="T20" style:family="text">
      <style:text-properties officeooo:rsid="00a53520" style:font-weight-asian="normal" style:font-weight-complex="normal"/>
    </style:style>
    <style:style style:name="T21" style:family="text">
      <style:text-properties officeooo:rsid="009da555"/>
    </style:style>
    <style:style style:name="T22" style:family="text">
      <style:text-properties officeooo:rsid="00a24190"/>
    </style:style>
    <style:style style:name="T23" style:family="text">
      <style:text-properties officeooo:rsid="00a69d44"/>
    </style:style>
    <style:style style:name="T24" style:family="text">
      <style:text-properties officeooo:rsid="00a83853"/>
    </style:style>
    <style:style style:name="T25" style:family="text">
      <style:text-properties officeooo:rsid="00aa96ef"/>
    </style:style>
    <style:style style:name="T26" style:family="text">
      <style:text-properties officeooo:rsid="00ab914b"/>
    </style:style>
    <style:style style:name="T27" style:family="text">
      <style:text-properties officeooo:rsid="00accbf5"/>
    </style:style>
    <style:style style:name="T28" style:family="text">
      <style:text-properties officeooo:rsid="00ad5e7c"/>
    </style:style>
    <style:style style:name="T29" style:family="text">
      <style:text-properties officeooo:rsid="00b92c25"/>
    </style:style>
    <style:style style:name="T30" style:family="text">
      <style:text-properties officeooo:rsid="00baada0"/>
    </style:style>
    <style:style style:name="T31" style:family="text">
      <style:text-properties officeooo:rsid="00bb5342"/>
    </style:style>
    <style:style style:name="T32" style:family="text">
      <style:text-properties officeooo:rsid="00bf50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sentazione</text:p>
      <text:p text:style-name="P8"/>
      <text:p text:style-name="P8">Questo insegnamento presenta <text:span text:style-name="T6">le architetture, gli algoritmi e i protocolli</text:span> più diffusi per la realizzazione di reti di calcolatori e di comunicazione, a partire da sistemi di trasmissione a livello fisico, fino ad arrivare alle più diffuse applicazioni e relativi protocolli di comunicazione. </text:p>
      <text:p text:style-name="P8">L'obiettivo dell'insegnamento è fornire agli studenti gli elementi necessari alla comprensione del funzionamento delle reti di calcolatori e di comunicazione, con particolare attenzione alla rete Internet.</text:p>
      <text:p text:style-name="P7"/>
      <text:p text:style-name="P7"/>
      <text:p text:style-name="P4"/>
      <text:p text:style-name="P1">Prerequisiti / Conoscenze pregresse</text:p>
      <text:p text:style-name="P9"/>
      <text:p text:style-name="P9"><text:span text:style-name="T8">C</text:span>onoscenza elementare sul funzionamento di un sistema di elaborazione</text:p>
      <text:p text:style-name="P9">elementi base della rappresentazione dei numeri sui calcolatori</text:p>
      <text:p text:style-name="P9">conversioni decimale-binario e binario-decimale</text:p>
      <text:p text:style-name="P9">concetto di spettro di frequenza</text:p>
      <text:p text:style-name="P9">tecniche di campionamento dei segnali</text:p>
      <text:p text:style-name="P9">fisica <text:span text:style-name="T8">elementare (</text:span>ottica e<text:span text:style-name="T8">d </text:span>elettromagnetismo<text:span text:style-name="T8">)</text:span></text:p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">Argomenti trattati nelle lezioni</text:p>
            <text:p text:style-name="P23"/>
            <text:p text:style-name="P32">Fondamenti e reti di accesso</text:p>
            <text:p text:style-name="P12"><text:line-break/>• Concetti generali alla base delle reti di calcolatori:</text:p>
            <text:p text:style-name="P12"/>
            <text:list xml:id="list1899556533" text:style-name="L1">
              <text:list-item>
                <text:p text:style-name="P44">classificazione basata sull'area geografica coperta</text:p>
              </text:list-item>
              <text:list-item>
                <text:p text:style-name="P44">topologie <text:span text:style-name="T9">di rete</text:span></text:p>
              </text:list-item>
              <text:list-item>
                <text:p text:style-name="P44"><text:span text:style-name="T6">tecniche di commutazione</text:span> <text:span text:style-name="T12">(a </text:span>pacchetto e <text:span text:style-name="T10">a </text:span>circuito<text:span text:style-name="T12">)</text:span></text:p>
              </text:list-item>
              <text:list-item>
                <text:p text:style-name="P45">tecniche di multiplazione <text:span text:style-name="T11">e di accesso multiplo</text:span></text:p>
              </text:list-item>
              <text:list-item>
                <text:p text:style-name="P45">modelli di servizio <text:span text:style-name="T12">(</text:span>client-server, peer-to-peer)</text:p>
              </text:list-item>
              <text:list-item>
                <text:p text:style-name="P47">architetture a strati di protocolli</text:p>
              </text:list-item>
              <text:list-item>
                <text:p text:style-name="P46">caratterizzazione del traffico e requisiti di qualità di servizio</text:p>
              </text:list-item>
            </text:list>
            <text:p text:style-name="P13">(1,6 CFU)</text:p>
            <text:p text:style-name="P14"><text:line-break/>• Livello fisico: </text:p>
            <text:list xml:id="list121346234060431" text:continue-numbering="true" text:style-name="L1">
              <text:list-item>
                <text:p text:style-name="P48">Principali tipi di canali trasmissivi</text:p>
              </text:list-item>
              <text:list-item>
                <text:p text:style-name="P49">Relative tecniche di codifica dei dati</text:p>
              </text:list-item>
              <text:list-item>
                <text:p text:style-name="P49">Reti di accesso con e senza fili</text:p>
              </text:list-item>
              <text:list-item>
                <text:p text:style-name="P49">Reti di trasporto</text:p>
              </text:list-item>
            </text:list>
            <text:p text:style-name="P15">(0,8 CFU)</text:p>
            <text:p text:style-name="P16"><text:line-break/>• Livello data-link: </text:p>
            <text:list xml:id="list121346708155606" text:continue-numbering="true" text:style-name="L1">
              <text:list-item>
                <text:p text:style-name="P50">Principali tecniche di recupero degli errori e di controllo del flusso: <text:span text:style-name="T7">protocolli a finestra ARQ</text:span></text:p>
              </text:list-item>
              <text:list-item>
                <text:p text:style-name="P51">Protocolli per canali punto-punto</text:p>
              </text:list-item>
              <text:list-item>
                <text:p text:style-name="P52"><text:span text:style-name="T14">Principali protocolli di livello collegamento e a</text:span>rchitetture e protocolli per reti locali <text:span text:style-name="T13">e interconnessione di reti locali</text:span></text:p>
              </text:list-item>
            </text:list>
            <text:p text:style-name="P16">(1,6 CFU)</text:p>
            <text:p text:style-name="P11"/>
            <text:p text:style-name="P11"><text:line-break/><text:span text:style-name="T6">Comunicazione end-to-end e applicazioni</text:span></text:p>
            <text:p text:style-name="P17"><text:line-break/>• Protocolli di livello rete in Internet: </text:p>
            <text:list xml:id="list121346858056718" text:continue-numbering="true" text:style-name="L1">
              <text:list-item>
                <text:p text:style-name="P53">IPv4 e ICMP</text:p>
              </text:list-item>
              <text:list-item>
                <text:p text:style-name="P57">DHCP, ARP, NAT</text:p>
              </text:list-item>
              <text:list-item>
                <text:p text:style-name="P57">Indirizzamento IP</text:p>
              </text:list-item>
            </text:list>
            <text:p text:style-name="P17"/>
            <text:p text:style-name="P18"><text:line-break/>• Strumenti per l’analisi di rete (0,2 CFU)</text:p>
            <text:p text:style-name="P18"/>
            <text:p text:style-name="P18"><text:line-break/>• Protocolli di livello trasporto: TCP e UDP - <text:span text:style-name="T15">algoritmi e problematiche</text:span></text:p>
            <text:p text:style-name="P19">(0,6 CFU)</text:p>
            <text:p text:style-name="P20"><text:line-break/>• Protocolli di livello applicativo <text:span text:style-name="T16">(cioè per applicazioni in internet): </text:span>SMTP, POP e IMAP, HTTP, DNS, Applicazioni <text:soft-page-break/>P2P</text:p>
            <text:p text:style-name="P22">(0,8 CFU)</text:p>
            <text:p text:style-name="P40"><text:span text:style-name="T1"><text:line-break/>• Esercitazioni di laboratorio (0,9 CFU) </text:span></text:p>
          </table:table-cell>
          <table:table-cell table:style-name="Tabella1.A1" office:value-type="string">
            <text:p text:style-name="P1">Risultati di apprendimento attesi</text:p>
            <text:p text:style-name="P10"/>
            <text:p text:style-name="P10"/>
            <text:p text:style-name="P10"/>
            <text:p text:style-name="P33"><text:span text:style-name="T3"/></text:p>
            <text:p text:style-name="P34"><text:line-break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5"><text:line-break/><text:span text:style-name="T3">• Protocollo IP</text:span></text:p>
            <text:list xml:id="list121345673269425" text:continue-numbering="true" text:style-name="L1">
              <text:list-item>
                <text:p text:style-name="P54">Protocollo di livello rete in Internet</text:p>
              </text:list-item>
              <text:list-item>
                <text:p text:style-name="P55">Algoritmi e protocolli di instradamento</text:p>
              </text:list-item>
              <text:list-item>
                <text:p text:style-name="P56">Indirizzamento e traduzione di indirizzi in Internet</text:p>
              </text:list-item>
            </text:list>
            <text:p text:style-name="P35"><text:span text:style-name="T3"/></text:p>
            <text:p text:style-name="P35"><text:span text:style-name="T3"/></text:p>
            <text:p text:style-name="P36"><text:span text:style-name="T5">Particolare attenzione sarà dedicata </text:span><text:span text:style-name="T4">a</text:span></text:p>
            <text:p text:style-name="P37"><text:span text:style-name="T4"/></text:p>
            <text:p text:style-name="P38"><text:span text:style-name="T3">definizione di schemi di indirizzamento per reti IP</text:span></text:p>
            <text:p text:style-name="P38"><text:span text:style-name="T3"/></text:p>
            <text:p text:style-name="P38"><text:span text:style-name="T3">definizione di tabelle di instradamento statiche per router IP</text:span></text:p>
            <text:p text:style-name="P38"><text:span text:style-name="T3"/></text:p>
            <text:p text:style-name="P38"><text:span text:style-name="T3">analisi di sequenze di pacchetti catturati in rete </text:span><text:soft-page-break/><text:span text:style-name="T3">locale</text:span> </text:p>
          </table:table-cell>
        </table:table-row>
      </table:table>
      <text:p text:style-name="P42"><text:span text:style-name="T7"/></text:p>
      <text:p text:style-name="P42"><text:span text:style-name="T7"/></text:p>
      <text:p text:style-name="P43"><text:span text:style-name="T7">S</text:span><text:span text:style-name="T6">igle:</text:span></text:p>
      <text:p text:style-name="P43"><text:span text:style-name="T6"/></text:p>
      <text:list xml:id="list121346762068436" text:continue-numbering="true" text:style-name="L1">
        <text:list-header>
          <text:p text:style-name="P58"><text:span text:style-name="T19">ARQ </text:span><text:span text:style-name="T20">= (p.) richiesta speciale automatica</text:span></text:p>
          <text:p text:style-name="P59"><text:span text:style-name="T20"/></text:p>
          <text:p text:style-name="P59">IPv4 <text:span text:style-name="T18">= <text:s/>p. internet</text:span></text:p>
          <text:p text:style-name="P27"><text:span text:style-name="T18">I</text:span>CMP <text:span text:style-name="T17">= p. per controllo di messaggi internet</text:span></text:p>
          <text:p text:style-name="P27"/>
          <text:p text:style-name="P27"><text:span text:style-name="T17">DHCP = <text:s/>p. di configurazione di un host dinamico</text:span></text:p>
          <text:p text:style-name="P28">ARP <text:span text:style-name="T18">= p. di risoluzione indirizzo</text:span></text:p>
          <text:p text:style-name="P28">NAT <text:span text:style-name="T22">= traduzione di indirizzi di rete</text:span></text:p>
          <text:p text:style-name="P28"/>
        </text:list-header>
      </text:list>
      <text:p text:style-name="P24">TCP <text:span text:style-name="T21">= p. di controllo trasmissione</text:span></text:p>
      <text:p text:style-name="P24">UDP <text:span text:style-name="T21">= p. datagramma utente</text:span></text:p>
      <text:p text:style-name="P24"/>
      <text:p text:style-name="P25">SMTP <text:span text:style-name="T23">= p. semplice di trasferimento posta</text:span></text:p>
      <text:p text:style-name="P25">POP <text:span text:style-name="T24">= p. post ufficio (per la posta)</text:span></text:p>
      <text:p text:style-name="P25">IMAP <text:span text:style-name="T25">= p. di accesso ai messaggi internet</text:span></text:p>
      <text:p text:style-name="P25">HTTP <text:span text:style-name="T26">= p. di trasferimento ipertesto</text:span></text:p>
      <text:p text:style-name="P25">DNS <text:span text:style-name="T27">= sistema di nomenclatura di domini</text:span></text:p>
      <text:p text:style-name="P25"/>
      <text:p text:style-name="P25">P2P <text:span text:style-name="T28">= da pari a pari</text:span></text:p>
      <text:p text:style-name="Standard"/>
      <text:p text:style-name="Standard"/>
      <text:p text:style-name="P5">Esercitazioni</text:p>
      <text:p text:style-name="P2"/>
      <text:p text:style-name="P21">Sono previste esercitazioni in aula (comprese nel dettaglio di suddivisione oraria indicato nella sezione precedente) che vertono prevalentemente sui seguenti argomenti:<text:line-break/>• Tecniche di commutazione<text:line-break/>• Funzionamento dei protocolli a finestra<text:line-break/>• Predisposizione di piani di indirizzamento per reti IP<text:line-break/>• Definizione dei contenuti statici di tabelle di instradamento per reti IP<text:line-break/>• Previsione di sequenze di messaggi che vengono generati per realizzare operazioni avviate dall'utente, data una particolare configurazione della rete.</text:p>
      <text:p text:style-name="P21"><text:line-break/>In laboratorio è prevista l'analisi di tracce di pacchetti catturati su rete locale, sia in modo passivo, sia a seguito di operazioni iniziate dall'utente. </text:p>
      <text:p text:style-name="P2"/>
      <text:p text:style-name="P1">Criteri, regole e procedure per l'esame</text:p>
      <text:p text:style-name="P2"/>
      <text:p text:style-name="P29">12 <text:span text:style-name="T29">crocette (di sbarramento</text:span></text:p>
      <text:p text:style-name="P30">da 2 a 4 domande aperte: per ciascuna parte del corso <text:span text:style-name="T30">domanda teorica, o</text:span> teorica + esercizio, <text:span text:style-name="T31">o</text:span> 2 esercizi</text:p>
      <text:p text:style-name="P26"><text:line-break/><text:span text:style-name="T32">no materiale, no calcolatrice, non troppo stretti nei risultati numerici</text:span></text:p>
      <text:p text:style-name="P31">es. teorici valutato il livello di comprensione</text:p>
      <text:p text:style-name="P41"/>
      <text:p text:style-name="Standard"/>
      <text:p text:style-name="P1">Testi richiesti o raccomandati: letture, dispense, altro materiale didattico</text:p>
      <text:p text:style-name="P39"><text:span text:style-name="T1"/></text:p>
      <text:p text:style-name="P39"><text:span text:style-name="T1">Il materiale verrà fornito dal docente e sarà disponibile sul sito web del portale della didattica.</text:span><text:line-break/><text:line-break/><text:span text:style-name="T1">Testi consigliati per gli approfondimenti/esercitazioni:</text:span><text:line-break/><text:span text:style-name="T2">• </text:span><text:span text:style-name="T1">A. Pattavina: Reti di telecomunicazioni, Mc.Graw-Hill (in italiano)</text:span><text:line-break/><text:span text:style-name="T2">• </text:span><text:span text:style-name="T1">J.F. Kurose, K.W. Ross: Computer Networking: A Top-Down Approach Featuring the Internet, Pearson (disponibile in italiano e inglese)</text:span><text:line-break/><text:span text:style-name="T2">• </text:span><text:span text:style-name="T1">(per la prima parte del corso) A. Bianco, C. Casetti, P. Giaccone, Esercitazioni di reti telematiche, Capitoli 1-2-3, CLUT (in italiano)</text:span><text:line-break/><text:span text:style-name="T2">• </text:span><text:span text:style-name="T1">(per la seconda parte del corso) F. Risso, dispense di esercizi (in inglese, disponibili sul portale della didattica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0:56:01.695000000</meta:creation-date>
    <dc:date>2018-04-13T12:01:22.119000000</dc:date>
    <meta:editing-duration>PT1H29S</meta:editing-duration>
    <meta:editing-cycles>166</meta:editing-cycles>
    <meta:generator>LibreOffice/5.4.4.2$Windows_X86_64 LibreOffice_project/2524958677847fb3bb44820e40380acbe820f960</meta:generator>
    <meta:document-statistic meta:table-count="1" meta:image-count="0" meta:object-count="0" meta:page-count="2" meta:paragraph-count="81" meta:word-count="728" meta:character-count="4740" meta:non-whitespace-character-count="4094"/>
  </office:meta>
</office:document-meta>
</file>